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Click “Bindings-&gt;Axis Mappings-&gt;+” <text:span text:style-name="T1">(</text:span>where going to use movements of mouse, etc., for control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zimuth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-&gt;MOUSE X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zimuth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-&gt;GAMEPAD RIGHT THUMBSTICK X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mapping by clicking “+” behind "Axis Mapping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ltitude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-&gt;MOUSE Y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ltitude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-&gt;GAMEPAD RIGHT THUMBSTICK Y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 (where going to use actions, i.e. mouse clicks, button presses, etc., for control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ctionQuit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action, in this case the [KEYBOARD-&gt;ESCAPE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ctionQuit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-&gt;GAMEPAD SPECIAL LE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attleTank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 Player Start</text:p>
          </table:table-cell>
          <table:table-cell office:value-type="string">
            <text:p>Type PlayerStart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"Content Browser"make sure "Player Start" is above the ground, otherwise a pawn cannot be generated for it (this will result in an error in "Main Menu-&gt;Window-&gt;Developer Tools-&gt;Output Log"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GameModeBattleTank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In "Content Browser" navigate to "C++ Classes" (click on folder-icon and select <text:s/>"C++ Classes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attleTank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“BattleTank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th="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attleTan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Create a Scene for the game</text:p>
          </table:table-cell>
          <table:table-cell office:value-type="string">
            <text:p>“Main Menu-&gt;File-&gt;Save As” (first level/scene is automatically created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Generate a Custom Event when the MainMenu (i.e. blueprintMainMenu) is ready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Tick"-event and "BeginPlay"-event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ctionQui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Quit Gam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actionQuit"-event to the "Exec"-inputpin of the "Quit Game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matLandscap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in “Content Browser-&gt;Content” and select "Create Basic Asset-&gt;Materi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new material "matLandscape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vert Material to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Blend" to ceate/enable a layered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output-pin of the "Layer Blend"-node (in the node at the right) to the "Base Color"-pin of the matLandscape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laye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Layer Blend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Gr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Di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Snow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texture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first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ss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second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vel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Coord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first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second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colo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first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nect layers to material</text:p>
          </table:table-cell>
          <table:table-cell office:value-type="string">
            <text:p>- Draw a line from the "White"-pin of first "TextureSample-"node (in the node at the top right) to the "Layer Grass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second "TextureSample-"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the "VectorParameter"-node (in the node at the top right) to the "Layer Snow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office:value-type="string">
            <text:p>- In "Main Ribbon" click "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Material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- 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Manage(icon)” click “Creat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mooth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dit the landsca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terial</text:p>
          </table:table-cell>
          <table:table-cell office:value-type="string">
            <text:p>- In “World Outliner” select “landscapeMain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Details-&gt;Landscape-&gt;Landscape Material” assign “matLandscape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Material Layers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Grass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Dirt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int Landscape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"Brush Size", "Brush Falloff" and "Tool Strengt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int the material on the landscape while switching between the Target Layer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Tank</text:p>
          </table:table-cell>
          <table:table-cell office:value-type="string">
            <text:p>Type: BluePrint Class</text:p>
          </table:table-cell>
          <table:table-cell office:value-type="string">
            <text:p>Import FBX-files</text:p>
          </table:table-cell>
          <table:table-cell office:value-type="string">
            <text:p>- Right click in "Content Brows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Asset-&gt;Import to/Game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files to impo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Blueprint</text:p>
          </table:table-cell>
          <table:table-cell office:value-type="string">
            <text:p>- Right click in Content Brows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Basic Asset -&gt; Blueprint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Pawn" ("Actor" has too litle options, "Character" has too much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editor for blueprintTank open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object from first FBX-file</text:p>
          </table:table-cell>
          <table:table-cell office:value-type="string">
            <text:p>- Open the editor for blueprintTank <text:span text:style-name="T1">(</text:span>if it is not already open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 and add a Static Mesh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Static Mesh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tatic Mesh" select "tank_fbx_Body" from the ComboBo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Socket for connecting an additional 3D-object</text:p>
          </table:table-cell>
          <table:table-cell office:value-type="string">
            <text:p>- From the "Content Browser" open "tank_fbx_Body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Socket Manager" click "Create Socket" <text:span text:style-name="T1">(</text:span>don't rename it yet because of a bug, V4.11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-&gt;Static Mesh Socket-&gt;Preview Static" select correct model/fi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Drag the Socket in its place in the Viewport <text:span text:style-name="T1">(</text:span>manually/visually unfortunately unless you know at what coordinates it is supposed to be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-&gt;Static Mesh Socket-&gt;Preview Static" select "Clear"as preview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" rename the Socke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 additional 3D-object/FBX-file</text:p>
          </table:table-cell>
          <table:table-cell office:value-type="string">
            <text:p>- In "Content Browser"make sure all models/FBX-files are deselected <text:span text:style-name="T1">(</text:span>otherwise adding a new model will add the selected model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Static Mes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hild it to the correct par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select the obje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tatic Mesh" select correct model/file from the ComboBox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ockets" select correct socket as "Parent Sock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Transform" make sure that "Location" is X=0, Y=0, Z=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Blueprint to the Scene</text:p>
          </table:table-cell>
          <table:table-cell office:value-type="string">
            <text:p>- Drag "blueprintTank" from "Content Browser" to the Sce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ake the tank the root-component in the Blueprint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2"/>(“meshTank” has identical and even more properties than “DefaultSceneRoot”)</text:p>
          </table:table-cell>
          <table:table-cell office:value-type="string">
            <text:p>- In "Components" drag "meshTank" on top of "DefaultSceneRoo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ss to the tank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select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Physics" enable "Simulate Physic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Physics" enable "MassInKg" and enter a m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and attach camera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2"/>(use SpringArm since directly connecting a camera will give practical issues, e.g. you always want the tank in the shot when rotating the camera, also use Scene as a 'dummy' component/group to be able to split the azimuth/yaw-rotation and altitude/pitch-rotation, having them together on the same object would cause a roll-rotation as well since yoy would have a rotation on a rotation, the Scene akts as a gimbal allowing the rotation only to take place on 1 axis)</text:p>
          </table:table-cell>
          <table:table-cell office:value-type="string">
            <text:p>- Select "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Scen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ceneAzimuthGimb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Spring Arm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pringarm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sceneCameraGimb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ut it a bit off the floor ("Transform-&gt;Location Z" = 150 cm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it 10 m. long <text:span text:style-name="T1">(</text:span>"Camera-&gt;Target Arm Length" = 1000<text:span text:style-name="T1">)</text:span> to have a distance between the camera and the 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camera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springarm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at the end of the springarm ("Transform-&gt;Location" = 0,0,0; "Transform-&gt;Rotation" = 0,0,0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up camera control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Grap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graphInputSetup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ol camera azimuth/yaw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xisAimAzimuth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ddLocalRotation (sceneAzimuthGimbal)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Exec-outputpin of the axisAimAzimuth event node to the Exec-inputpin of "AddLocalRotatio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Axis Value"-outputpin of "axisAimAzimuth"-event to inputpin i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outputpin of Multiply-node to "Delta Rotation Z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ol camera altitude/pitch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xisAimAltitude"-eve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AddLocalRotation <text:span text:style-name="T1">(</text:span>springarmCamera<text:span text:style-name="T1">)</text:span>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Exec-outputpin of the axisAimAltitude event node to the Exec-inputpin of "AddLocalRotatio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Axis Value"-outputpin of "axisAimAltitude"-event to inputpin i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outputpin of Multiply-node to "Delta Rotation Y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PlayerUI</text:p>
          </table:table-cell>
          <table:table-cell office:value-type="string">
            <text:p>Type: Widget Blueprint</text:p>
          </table:table-cell>
          <table:table-cell office:value-type="string">
            <text:p>- In “Content Browser” click “Add New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lect "Create Advanced Asset-&gt;User Interface-&gt;Widget Blueprint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Name it "blueprintPlayerUI" and make sure it's in the correct fol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blueprintPlayerU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Drag the anchor point (the flower like icon at the top left) to X=50% and Y=33%, to make sure the image stays centred when the screen resolution change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Add an "Image" on the canvas at <text:span text:style-name="T1">(</text:span>0,0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Name it "imageAimPoint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t the Size of the image to X=5, Y=5 and the Alignment to X=0.5, Y=0.5 to center the ima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Compile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ose the edito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TankPlayerController</text:p>
          </table:table-cell>
          <table:table-cell office:value-type="string">
            <text:p>Type: BluePrint Class</text:p>
          </table:table-cell>
          <table:table-cell office:value-type="string">
            <text:p>Create Player Controller used to display blueprintPlayerUI</text:p>
          </table:table-cell>
          <table:table-cell office:value-type="string">
            <text:p>- In “Content Browser” click “Add New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Basic Asset-&gt;Blueprint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Player 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Event Graph" t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Tick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Create Wid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BeginPlay"-event to the "Exec" inputpin of the "Widge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Widget"-node, select "blueprintPlayerUI" as Cl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to 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Widget"-node to the "Exec" inputpin of the "Add to Viewpor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 the Player Controller as 'active'</text:p>
          </table:table-cell>
          <table:table-cell office:value-type="string">
            <text:p>- In "Content Browser" open "blueprintGameModeBatle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lass Defaults-&gt;Classes-Player Controller Class" select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MainMenu</text:p>
          </table:table-cell>
          <table:table-cell office:value-type="string">
            <text:p>Type: Widget Blueprint</text:p>
          </table:table-cell>
          <table:table-cell office:value-type="string">
            <text:p>Import image-file(s)</text:p>
          </table:table-cell>
          <table:table-cell office:value-type="string">
            <text:p>- In "Content Browser" navigate to folder for imag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and select "Import Asset-&gt;Import to ..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image(s) to impor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it <text:span text:style-name="T1">(</text:span>use prefix "image"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Widget to display the image</text:p>
          </table:table-cell>
          <table:table-cell office:value-type="string">
            <text:p>- In “Content Browser” click “Add New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Advanced Asset-&gt;User Interface-&gt;Widget 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PlayerMainMenu" and make sure it's in the correct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blueprintMainMen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a Scale Box-object (takes care of scaling of child when resized)</text:p>
          </table:table-cell>
          <table:table-cell office:value-type="string">
            <text:p>- Drag a "Scale Box" from the "Palette-&gt;Panel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caleboxBackground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Slot <text:span text:style-name="T1">(</text:span>Canvas Panel Slot<text:span text:style-name="T1">)</text:span>-&gt;Anchors" select the 'full size'-anchor (at the bottom righ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" set "Offset Right"=0 and "Offset Bottom"=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Slot (Canvas Panel Slot)-&gt;ZOrder"=-1 <text:span text:style-name="T1">(</text:span>make sure te background is rendered behind all other objects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Stretching-&gt;Stretch"="Scale to Fill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an Image-object for the background</text:p>
          </table:table-cell>
          <table:table-cell office:value-type="string">
            <text:p>- Drag an "image" from the "Palette-&gt;Common" onto the Designer canva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imageBackground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the image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Brush" select the imported image fi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" disable "Is Variab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Scale Bo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mport font(s)</text:p>
          </table:table-cell>
          <table:table-cell office:value-type="string">
            <text:p>- In "Content Browser" navigate to folder for font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and select "Import Asset-&gt;Import to ..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font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fontInkTank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Text-object for the title</text:p>
          </table:table-cell>
          <table:table-cell office:value-type="string">
            <text:p>- Drag a "Text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[Canvas Panel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textTit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lect fontInk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t size to 1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Content"="Battle 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Anchors" select the 'bottom left'-anch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X"=7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Y"=1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X"=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Y"=-2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Button-object as Start Button</text:p>
          </table:table-cell>
          <table:table-cell office:value-type="string">
            <text:p>- Drag a "Button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[Canvas Panel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uttonSta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Anchors" select the 'bottom right'-anch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X"=2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Y"=9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X"=-3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Y"=-23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" enable "Is Variable" <text:span text:style-name="T1">(</text:span>otherwise the button will not generate events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Caption of buttonStart</text:p>
          </table:table-cell>
          <table:table-cell office:value-type="string">
            <text:p>- Drag a "Text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buttonSta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textSta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lect fontInk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t size to 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Color and Opacity" R, G, B and A = 0 ,0, 0, 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Content"="Start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ssign event to buttonStart</text:p>
          </table:table-cell>
          <table:table-cell office:value-type="string">
            <text:p>- In "Content Browser" open "blueprintMainMenu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Hierarchy" select "buttonSta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Events" click "OnClicked +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Event Graph" delete "Tick"- and "Construct"-event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Open Leve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Open Level"-node enter "sceneBattleGround" at "Level Name"-p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OnClicked"-event to the "Exec" inputpin of the "Open Level"-nod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et focus to buttonStart at start of game</text:p>
          </table:table-cell>
          <table:table-cell office:value-type="string">
            <text:p>- In "Content Browser" open "blueprintMainMenu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isplay the Graph in the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Custom Event" the create an event which we will trigger from the Level Blueprint to signal that the level has been loa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eventUIWidgetReady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in the editor and select/find "Set Input Mode UI Only" <text:span text:style-name="T1">(</text:span>only UI controls will be effected by this, not game controls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eventUIWidgetReady"-event to the "Exec" inputpin of the "Set Input Mode UI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Get Player Controller" (defines where we get the mouse input from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Get Player Controller"-node to the "Target"-inputpin of the "Set Input Mode UI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rom "My Blueprint-&gt;Variables" drag "buttonStart" to the editor and select "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outputpin of the "buttonStart"-node to the "In Widget to Focus"-inputpin of the "Set Input Mode UI Only"-nod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MainMenu</text:p>
          </table:table-cell>
          <table:table-cell office:value-type="string">
            <text:p>Type: Level/Scene/Map</text:p>
          </table:table-cell>
          <table:table-cell office:value-type="string">
            <text:p>Create a Scene for the main menu</text:p>
          </table:table-cell>
          <table:table-cell office:value-type="string">
            <text:p>- “Main Menu-&gt;File-&gt;New Level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“Empty Level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"Main Menu-&gt;File-&gt;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tore it in the Scenes-folder and name it "sceneMainMenu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dit the Blueprint responsible for displaying the menu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Tick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Create Wid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BeginPlay"-event to the "Exec" inputpin of the "Widge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Widget"-node, select "blueprintMainMenu" as Cl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to 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Widget"-node to the "Exec" inputpin of the "Add to Viewpor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how mouse cursor in the menu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in the editor and select/find "Get Player Controller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in the editor and select/find "Set Show Mouse Curso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Get Player Controller"-node to the "Target"-inputpin of the "Set Show Mouse Cursor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onnect the "Exec"-outputpin of the "Add To Viewport"-node to the "Exec"-inputpin of the "Set Show Mouse Cursor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the "Set Show Mouse Cursor" enable "Show Mouse Cursor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Generate a Custom Event when the MainMenu (i.e. blueprintMainMenu) is ready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eventUIWidgetReady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Set Show Mouse Cursor"-node to the "Exec"-inputpin of the "eventUIWidgetReady"-node (since the event needs to be triggered when everything before it has finished, i.e. everything in the Exec-daisy chain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Create blueprintMainMenu Widget"-node to the "Target"-inputpin of the "eventUITWidgetReady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10-04-2017</text:date>, <text:time>21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7-04-10T21:38:43.77</dc:date>
    <dc:creator>Gerard de Vries</dc:creator>
    <meta:editing-duration>P6DT18H59M32S</meta:editing-duration>
    <meta:editing-cycles>506</meta:editing-cycles>
    <meta:document-statistic meta:table-count="1" meta:cell-count="690" meta:object-count="0"/>
  </office:meta>
</office:document-meta>
</file>